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2" manifest:media-type=""/>
  <manifest:file-entry manifest:full-path="settings.xml" manifest:media-type="text/xml"/>
  <manifest:file-entry manifest:full-path="Thumbnails/thumbnail.png" manifest:media-type="image/png"/>
  <manifest:file-entry manifest:full-path="Object 4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10000007D00000081DBD0BDBCA1DA27A5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Bold" style:font-family-generic="swiss" style:font-pitch="variable"/>
    <style:font-face style:name="Arial5" svg:font-family="Arial" style:font-adornments="Negreta" style:font-family-generic="swiss" style:font-pitch="variable"/>
    <style:font-face style:name="CMU Serif" svg:font-family="'CMU Serif'" style:font-adornments="Roman" style:font-family-generic="roman" style:font-pitch="variable"/>
    <style:font-face style:name="Cumberland AMT" svg:font-family="'Cumberland AMT'" style:font-family-generic="modern" style:font-pitch="fixed"/>
    <style:font-face style:name="Lucidasans" svg:font-family="Lucidasans" style:font-pitch="variable"/>
    <style:font-face style:name="Lucidasans1" svg:font-family="Lucidasans"/>
    <style:font-face style:name="StarSymbol" svg:font-family="StarSymbol" style:font-charset="x-symbol"/>
    <style:font-face style:name="Thorndale AMT" svg:font-family="'Thorndale AMT'" style:font-family-generic="roman" style:font-pitch="variable"/>
    <style:font-face style:name="Times" svg:font-family="Times" style:font-family-generic="swiss" style:font-pitch="variable"/>
    <style:font-face style:name="Times1" svg:font-family="Times"/>
  </office:font-face-decls>
  <office:automatic-styles>
    <style:style style:name="Table2" style:family="table">
      <style:table-properties style:width="17.002cm" table:align="margins"/>
    </style:style>
    <style:style style:name="Table2.A" style:family="table-column">
      <style:table-column-properties style:column-width="2.896cm" style:rel-column-width="11163*"/>
    </style:style>
    <style:style style:name="Table2.B" style:family="table-column">
      <style:table-column-properties style:column-width="6.805cm" style:rel-column-width="26230*"/>
    </style:style>
    <style:style style:name="Table2.C" style:family="table-column">
      <style:table-column-properties style:column-width="3.05cm" style:rel-column-width="11755*"/>
    </style:style>
    <style:style style:name="Table2.D" style:family="table-column">
      <style:table-column-properties style:column-width="4.251cm" style:rel-column-width="1638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8.504cm" fo:margin-left="0cm" table:align="left"/>
    </style:style>
    <style:style style:name="Table3.A" style:family="table-column">
      <style:table-column-properties style:column-width="0.519cm"/>
    </style:style>
    <style:style style:name="Table3.B" style:family="table-column">
      <style:table-column-properties style:column-width="7.985cm"/>
    </style:style>
    <style:style style:name="Table3.A1" style:family="table-cell">
      <style:table-cell-properties fo:padding="0cm" fo:border="none"/>
    </style:style>
    <style:style style:name="Table3.7" style:family="table-row">
      <style:table-row-properties style:min-row-height="0.503cm"/>
    </style:style>
    <style:style style:name="Table1" style:family="table">
      <style:table-properties style:width="17.002cm" table:align="margins"/>
    </style:style>
    <style:style style:name="Table1.A" style:family="table-column">
      <style:table-column-properties style:column-width="1.095cm" style:rel-column-width="621*"/>
    </style:style>
    <style:style style:name="Table1.B" style:family="table-column">
      <style:table-column-properties style:column-width="3.006cm" style:rel-column-width="1704*"/>
    </style:style>
    <style:style style:name="Table1.C" style:family="table-column">
      <style:table-column-properties style:column-width="3.346cm" style:rel-column-width="1897*"/>
    </style:style>
    <style:style style:name="Table1.D" style:family="table-column">
      <style:table-column-properties style:column-width="1.85cm" style:rel-column-width="1049*"/>
    </style:style>
    <style:style style:name="Table1.E" style:family="table-column">
      <style:table-column-properties style:column-width="7.705cm" style:rel-column-width="43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-left="0.101cm" fo:padding-right="0.101cm" fo:padding-top="0.3cm" fo:padding-bottom="0.3cm" fo:border-left="0.05pt solid #000000" fo:border-right="none" fo:border-top="none" fo:border-bottom="0.05pt solid #000000"/>
    </style:style>
    <style:style style:name="Table1.E2" style:family="table-cell">
      <style:table-cell-properties fo:padding-left="0.101cm" fo:padding-right="0.101cm" fo:padding-top="0.3cm" fo:padding-bottom="0.3cm" fo:border-left="0.05pt solid #000000" fo:border-right="0.05pt solid #000000" fo:border-top="none" fo:border-bottom="0.05pt solid #000000"/>
    </style:style>
    <style:style style:name="P1" style:family="paragraph" style:parent-style-name="AA_20_Header_20_First_20_Para">
      <style:paragraph-properties fo:margin-left="1.401cm" fo:margin-right="0cm" fo:line-height="100%" fo:text-align="start" style:justify-single-word="false" fo:text-indent="-1.402cm" style:auto-text-indent="false" style:text-autospace="none">
        <style:tab-stops>
          <style:tab-stop style:position="17cm" style:type="right"/>
        </style:tab-stops>
      </style:paragraph-properties>
      <style:text-properties style:font-name="Arial1" fo:font-size="8pt" fo:font-style="normal" fo:font-weight="normal" officeooo:rsid="0000ad22" officeooo:paragraph-rsid="0002b9b7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P2" style:family="paragraph" style:parent-style-name="AA_20_Header_20_First_20_Para">
      <style:text-properties style:font-name="Arial1" fo:font-size="8pt" fo:font-style="normal" fo:font-weight="normal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P3" style:family="paragraph" style:parent-style-name="Table_20_Contents">
      <style:text-properties style:font-name="Arial1" fo:font-size="11pt" style:text-underline-style="none" officeooo:rsid="001394ef" officeooo:paragraph-rsid="001394ef"/>
    </style:style>
    <style:style style:name="P4" style:family="paragraph" style:parent-style-name="Table_20_Title">
      <style:paragraph-properties fo:margin-left="0.101cm" fo:margin-right="0.101cm" fo:margin-top="0cm" fo:margin-bottom="0cm" style:contextual-spacing="false" fo:line-height="100%" fo:text-indent="0cm" style:auto-text-indent="false" text:number-lines="false" text:line-number="0">
        <style:tab-stops>
          <style:tab-stop style:position="0.988cm" style:type="char" style:char=","/>
          <style:tab-stop style:position="17.501cm" style:type="right"/>
        </style:tab-stops>
      </style:paragraph-properties>
      <style:text-properties style:font-name="Arial1" fo:font-size="11pt" style:text-underline-style="none" fo:font-weight="bold"/>
    </style:style>
    <style:style style:name="P5" style:family="paragraph" style:parent-style-name="Bitte_20_Wenden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AA_20_Default_20_No_20_Auto">
      <style:text-properties fo:font-size="2pt" style:font-size-asian="2pt" style:font-size-complex="2pt"/>
    </style:style>
    <style:style style:name="P8" style:family="paragraph" style:parent-style-name="Standard">
      <style:paragraph-properties fo:margin-top="0.199cm" fo:margin-bottom="0cm" style:contextual-spacing="false"/>
      <style:text-properties style:font-name="CMU Serif" fo:font-size="11pt" fo:font-weight="600" officeooo:rsid="00461ace" officeooo:paragraph-rsid="001105b5" style:font-size-asian="11pt" style:font-size-complex="11pt"/>
    </style:style>
    <style:style style:name="P9" style:family="paragraph" style:parent-style-name="Table_20_Contents">
      <style:text-properties officeooo:rsid="001105b5" officeooo:paragraph-rsid="001105b5"/>
    </style:style>
    <style:style style:name="P10" style:family="paragraph" style:parent-style-name="Table_20_Contents">
      <style:text-properties officeooo:paragraph-rsid="00124337"/>
    </style:style>
    <style:style style:name="P11" style:family="paragraph" style:parent-style-name="Table_20_Contents">
      <style:text-properties officeooo:paragraph-rsid="00137894"/>
    </style:style>
    <style:style style:name="P12" style:family="paragraph" style:parent-style-name="Table_20_Contents">
      <style:text-properties officeooo:rsid="00137894" officeooo:paragraph-rsid="00137894"/>
    </style:style>
    <style:style style:name="P13" style:family="paragraph" style:parent-style-name="Table_20_Contents">
      <style:text-properties officeooo:rsid="001394ef" officeooo:paragraph-rsid="001394ef"/>
    </style:style>
    <style:style style:name="P14" style:family="paragraph" style:parent-style-name="Table_20_Contents_20_Title">
      <style:text-properties officeooo:rsid="001394ef" officeooo:paragraph-rsid="001394ef"/>
    </style:style>
    <style:style style:name="P15" style:family="paragraph" style:parent-style-name="Table_20_Contents">
      <style:text-properties officeooo:paragraph-rsid="001394ef"/>
    </style:style>
    <style:style style:name="P16" style:family="paragraph" style:parent-style-name="Text_20_body">
      <style:text-properties officeooo:rsid="000bc726" officeooo:paragraph-rsid="00146454"/>
    </style:style>
    <style:style style:name="P17" style:family="paragraph" style:parent-style-name="Text_20_body">
      <style:text-properties officeooo:rsid="000bc726" officeooo:paragraph-rsid="00172df9"/>
    </style:style>
    <style:style style:name="P18" style:family="paragraph" style:parent-style-name="Text_20_body" style:master-page-name="">
      <style:paragraph-properties fo:margin-left="-0.018cm" fo:margin-right="0cm" fo:margin-top="0cm" fo:margin-bottom="0.109cm" style:contextual-spacing="false" fo:line-height="100%" fo:text-align="start" style:justify-single-word="false" fo:text-indent="0cm" style:auto-text-indent="false" style:page-number="auto" style:shadow="none"/>
      <style:text-properties officeooo:rsid="000bc726" officeooo:paragraph-rsid="00172df9"/>
    </style:style>
    <style:style style:name="P19" style:family="paragraph" style:parent-style-name="Text_20_body">
      <style:text-properties officeooo:rsid="000eb385" officeooo:paragraph-rsid="00172df9"/>
    </style:style>
    <style:style style:name="P20" style:family="paragraph" style:parent-style-name="Text_20_body">
      <style:text-properties officeooo:rsid="00146454" officeooo:paragraph-rsid="00146454"/>
    </style:style>
    <style:style style:name="P21" style:family="paragraph" style:parent-style-name="Text_20_body">
      <style:text-properties fo:color="#c9211e" loext:opacity="100%" fo:font-weight="bold" officeooo:rsid="000eb385" officeooo:paragraph-rsid="00172df9" style:font-weight-asian="bold" style:font-weight-complex="bold"/>
    </style:style>
    <style:style style:name="P22" style:family="paragraph" style:parent-style-name="Table_20_Contents">
      <style:text-properties officeooo:rsid="00124337"/>
    </style:style>
    <style:style style:name="P23" style:family="paragraph" style:parent-style-name="AA_20_Default_20_No_20_Auto">
      <style:text-properties fo:font-size="2pt" style:font-size-asian="1.75pt" style:font-size-complex="2pt"/>
    </style:style>
    <style:style style:name="P24" style:family="paragraph" style:parent-style-name="Heading_20_1">
      <style:text-properties officeooo:paragraph-rsid="001105b5"/>
    </style:style>
    <style:style style:name="P25" style:family="paragraph" style:parent-style-name="Table_20_Contents">
      <style:text-properties officeooo:paragraph-rsid="001c2f17"/>
    </style:style>
    <style:style style:name="P26" style:family="paragraph" style:parent-style-name="Table_20_Contents">
      <style:text-properties officeooo:rsid="001394ef" officeooo:paragraph-rsid="001394ef"/>
    </style:style>
    <style:style style:name="P27" style:family="paragraph" style:parent-style-name="Table_20_Contents">
      <style:text-properties officeooo:paragraph-rsid="001d5d7f"/>
    </style:style>
    <style:style style:name="P28" style:family="paragraph" style:parent-style-name="Table_20_Contents">
      <style:text-properties officeooo:rsid="0022264d" officeooo:paragraph-rsid="0022264d"/>
    </style:style>
    <style:style style:name="P29" style:family="paragraph" style:parent-style-name="Table_20_Contents_20_Title">
      <style:text-properties officeooo:rsid="001d5d7f" officeooo:paragraph-rsid="001d5d7f"/>
    </style:style>
    <style:style style:name="P30" style:family="paragraph" style:parent-style-name="Table_20_Contents_20_Title">
      <style:text-properties officeooo:rsid="001394ef" officeooo:paragraph-rsid="001394ef"/>
    </style:style>
    <style:style style:name="P31" style:family="paragraph" style:parent-style-name="Text_20_body">
      <style:text-properties officeooo:rsid="000bc726" officeooo:paragraph-rsid="00146454"/>
    </style:style>
    <style:style style:name="P32" style:family="paragraph" style:parent-style-name="Text_20_body">
      <style:text-properties officeooo:paragraph-rsid="002097c6"/>
    </style:style>
    <style:style style:name="P33" style:family="paragraph" style:parent-style-name="Text_20_body" style:master-page-name="">
      <style:paragraph-properties fo:margin-left="-0.018cm" fo:margin-right="0cm" fo:margin-top="0cm" fo:margin-bottom="0.109cm" style:contextual-spacing="false" fo:line-height="100%" fo:text-align="start" style:justify-single-word="false" fo:text-indent="0cm" style:auto-text-indent="false" style:page-number="auto" style:shadow="none"/>
      <style:text-properties officeooo:paragraph-rsid="00146454"/>
    </style:style>
    <style:style style:name="P34" style:family="paragraph" style:parent-style-name="Text_20_body">
      <style:text-properties officeooo:rsid="002097c6" officeooo:paragraph-rsid="002097c6"/>
    </style:style>
    <style:style style:name="T1" style:family="text">
      <style:text-properties style:font-name="Arial Unicode MS1"/>
    </style:style>
    <style:style style:name="T2" style:family="text">
      <style:text-properties style:font-name="Arial Unicode MS1" officeooo:rsid="000eb385"/>
    </style:style>
    <style:style style:name="T3" style:family="text">
      <style:text-properties style:font-name="Arial Unicode MS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0bc726"/>
    </style:style>
    <style:style style:name="T6" style:family="text">
      <style:text-properties style:font-name="Arial2" fo:font-size="15.9499998092651pt" style:text-underline-style="none" fo:font-weight="bold" officeooo:rsid="001105b5" style:font-name-asian="Arial Unicode MS2" style:font-size-asian="16.1000003814697pt" style:font-weight-asian="bold" style:font-name-complex="Lucidasans" style:font-size-complex="16.1000003814697pt" style:font-weight-complex="bold"/>
    </style:style>
    <style:style style:name="T7" style:family="text">
      <style:text-properties style:font-name="Arial2" fo:font-size="15.9499998092651pt" style:text-underline-style="none" fo:font-weight="bold" officeooo:rsid="001c2f17" style:font-name-asian="Arial Unicode MS2" style:font-size-asian="16.1000003814697pt" style:font-weight-asian="bold" style:font-name-complex="Lucidasans" style:font-size-complex="16.1000003814697pt" style:font-weight-complex="bold"/>
    </style:style>
    <style:style style:name="T8" style:family="text">
      <style:text-properties officeooo:rsid="00124337"/>
    </style:style>
    <style:style style:name="T9" style:family="text">
      <style:text-properties style:font-name="Arial1" officeooo:rsid="00172df9" style:font-name-asian="Arial Unicode MS2" style:font-name-complex="Lucidasans"/>
    </style:style>
    <style:style style:name="T10" style:family="text">
      <style:text-properties style:font-name="Arial" officeooo:rsid="00124337"/>
    </style:style>
    <style:style style:name="T11" style:family="text">
      <style:text-properties style:font-name="Arial" officeooo:rsid="00172df9" style:font-name-asian="Arial" style:font-name-complex="Arial"/>
    </style:style>
    <style:style style:name="T12" style:family="text">
      <style:text-properties style:font-name="Arial" officeooo:rsid="001c2f17"/>
    </style:style>
    <style:style style:name="T13" style:family="text">
      <style:text-properties officeooo:rsid="00137894"/>
    </style:style>
    <style:style style:name="T14" style:family="text">
      <style:text-properties officeooo:rsid="00146454"/>
    </style:style>
    <style:style style:name="T15" style:family="text">
      <style:text-properties officeooo:rsid="00172df9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color="#c9211e" loext:opacity="100%" fo:font-weight="bold" officeooo:rsid="00172df9" style:font-weight-asian="bold" style:font-weight-complex="bold"/>
    </style:style>
    <style:style style:name="T18" style:family="text">
      <style:text-properties fo:color="#c9211e" loext:opacity="100%" officeooo:rsid="00172df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bc726" style:font-weight-asian="bold" style:font-weight-complex="bold"/>
    </style:style>
    <style:style style:name="T21" style:family="text">
      <style:text-properties fo:font-weight="bold" officeooo:rsid="00172df9" style:font-weight-asian="bold" style:font-weight-complex="bold"/>
    </style:style>
    <style:style style:name="T22" style:family="text">
      <style:text-properties fo:font-weight="bold" officeooo:rsid="002097c6" style:font-weight-asian="bold" style:font-weight-complex="bold"/>
    </style:style>
    <style:style style:name="T23" style:family="text">
      <style:text-properties fo:font-weight="normal" officeooo:rsid="000bc726" style:font-weight-asian="normal" style:font-weight-complex="normal"/>
    </style:style>
    <style:style style:name="T24" style:family="text">
      <style:text-properties officeooo:rsid="001c2f17"/>
    </style:style>
    <style:style style:name="T25" style:family="text">
      <style:text-properties officeooo:rsid="001d5d7f"/>
    </style:style>
    <style:style style:name="T26" style:family="text">
      <style:text-properties officeooo:rsid="001faf1b"/>
    </style:style>
    <style:style style:name="T27" style:family="text">
      <style:text-properties officeooo:rsid="00209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draw:visible-area-left="0cm" draw:visible-area-top="0cm" draw:visible-area-width="2.798cm" draw:visible-area-height="2.896cm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h text:style-name="P24" text:outline-level="1" text:is-list-header="true">Ausgabeliste: <text:span text:style-name="T24">HelTec</text:span><text:span text:style-name="T6"> </text:span><text:span text:style-name="T7">ESP32 V2</text:span><text:span text:style-name="T6"> Experimentierse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23847843392">
          <table:table-cell table:style-name="Table2.A1" office:value-type="string">
            <text:p text:style-name="Table_20_Title">Lehrkraft: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Table_20_Title">Schuljahr:</text:p>
          </table:table-cell>
          <table:table-cell table:style-name="Table2.A1" office:value-type="string">
            <text:p text:style-name="P9"/>
          </table:table-cell>
        </table:table-row>
        <table:table-row table:style-name="TableLine94523848424880">
          <table:table-cell table:style-name="Table2.A1" office:value-type="string">
            <text:p text:style-name="Table_20_Title">Kurs / Klass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Heading_20_2" text:outline-level="2">Stückliste des Sets:</text:h>
      <text:section text:style-name="Sect1" text:name="Bereich1">
        <table:table table:name="Table3" table:style-name="Table3">
          <table:table-column table:style-name="Table3.A"/>
          <table:table-column table:style-name="Table3.B"/>
          <table:table-row table:style-name="TableLine94523945424352">
            <table:table-cell table:style-name="Table3.A1" table:number-columns-spanned="2" office:value-type="string">
              <text:p text:style-name="P4">Bezeichnung</text:p>
            </table:table-cell>
            <table:covered-table-cell/>
          </table:table-row>
          <table:table-row table:style-name="TableLine94523882574688">
            <table:table-cell table:style-name="Table3.A1" table:number-columns-spanned="2" office:value-type="string">
              <text:p text:style-name="Table_20_Contents"><text:span text:style-name="T24">1x </text:span>HelTec ESP32 V2 <text:span text:style-name="T14">(Mikrokontroller)</text:span></text:p>
            </table:table-cell>
            <table:covered-table-cell/>
          </table:table-row>
          <table:table-row table:style-name="TableLine94523848491040">
            <table:table-cell table:style-name="Table3.A1" table:number-columns-spanned="2" office:value-type="string">
              <text:p text:style-name="Table_20_Contents"><text:span text:style-name="T24">1x </text:span>Breadboard</text:p>
            </table:table-cell>
            <table:covered-table-cell/>
          </table:table-row>
          <table:table-row table:style-name="TableLine94523843573120">
            <table:table-cell table:style-name="Table3.A1" table:number-columns-spanned="2" office:value-type="string">
              <text:p text:style-name="P3"><text:span text:style-name="T24">1x </text:span>Taster</text:p>
            </table:table-cell>
            <table:covered-table-cell/>
          </table:table-row>
          <table:table-row table:style-name="TableLine94523848496320">
            <table:table-cell table:style-name="Table3.A1" table:number-columns-spanned="2" office:value-type="string">
              <text:p text:style-name="P15"/>
            </table:table-cell>
            <table:covered-table-cell/>
          </table:table-row>
          <table:table-row table:style-name="TableLine94523848493312">
            <table:table-cell table:style-name="Table3.A1" table:number-columns-spanned="2" office:value-type="string">
              <text:p text:style-name="P3"/>
            </table:table-cell>
            <table:covered-table-cell/>
          </table:table-row>
          <table:table-row table:style-name="Table3.7">
            <table:table-cell table:style-name="Table3.A1" table:number-columns-spanned="2" office:value-type="string">
              <text:p text:style-name="Table_20_Contents_20_Title">Kabel:</text:p>
            </table:table-cell>
            <table:covered-table-cell/>
          </table:table-row>
          <table:table-row table:style-name="TableLine94523844062000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<text:span text:style-name="T8">für B</text:span>readboard: male ↔ male</text:p>
            </table:table-cell>
          </table:table-row>
          <table:table-row table:style-name="TableLine94523945453664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0"><text:span text:style-name="T8">für Sensoren:</text:span> male ↔ female</text:p>
            </table:table-cell>
          </table:table-row>
          <table:table-row table:style-name="TableLine94523841802256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1">USB <text:span text:style-name="T24">mit Magnetverbinder (Kabel u. Stecker)</text:span></text:p>
            </table:table-cell>
          </table:table-row>
          <table:table-row table:style-name="TableLine94523879207552">
            <table:table-cell table:style-name="Table3.A1" table:number-columns-spanned="2" office:value-type="string">
              <text:p text:style-name="Table_20_Contents_20_Title">Widerstände:</text:p>
            </table:table-cell>
            <table:covered-table-cell/>
          </table:table-row>
          <table:table-row table:style-name="TableLine94523848513536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0"><text:span text:style-name="T24">4x </text:span>2<text:span text:style-name="T24">2</text:span>0 <text:span text:style-name="T10">Ω</text:span></text:p>
            </table:table-cell>
          </table:table-row>
          <table:table-row table:style-name="TableLine9452394549243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0"><text:span text:style-name="T24">4x </text:span>330 <text:span text:style-name="T10">Ω</text:span></text:p>
            </table:table-cell>
          </table:table-row>
          <table:table-row table:style-name="TableLine94523944342768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25"><text:span text:style-name="T12">4x </text:span><text:span text:style-name="T10">10 kΩ</text:span></text:p>
            </table:table-cell>
          </table:table-row>
          <table:table-row table:style-name="TableLine9452386612715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<text:span text:style-name="T10"/></text:p>
            </table:table-cell>
          </table:table-row>
          <table:table-row table:style-name="TableLine94523945440064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1"><text:span text:style-name="T24">1x </text:span>10 <text:span text:style-name="T8">k</text:span><text:span text:style-name="T10">Ω </text:span>Potentiometer</text:p>
            </table:table-cell>
          </table:table-row>
          <table:table-row table:style-name="TableLine94523945419632">
            <table:table-cell table:style-name="Table3.A1" office:value-type="string">
              <text:p text:style-name="P7"/>
            </table:table-cell>
            <table:table-cell table:style-name="Table3.A1" office:value-type="string">
              <text:p text:style-name="P7"/>
            </table:table-cell>
          </table:table-row>
          <table:table-row table:style-name="TableLine94523946028992">
            <table:table-cell table:style-name="Table3.A1" table:number-columns-spanned="2" office:value-type="string">
              <text:p text:style-name="P29">Leistung:</text:p>
            </table:table-cell>
            <table:covered-table-cell/>
          </table:table-row>
          <table:table-row table:style-name="TableLine94523848519680"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27"><text:span text:style-name="T24">Motorantriebsmodul </text:span><text:span text:style-name="T25">(2x </text:span>L9110)</text:p>
            </table:table-cell>
          </table:table-row>
          <table:table-row table:style-name="TableLine94523859959104"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  <table:table-row table:style-name="TableLine94523883395792">
            <table:table-cell table:style-name="Table3.A1" table:number-columns-spanned="2" office:value-type="string">
              <text:p text:style-name="P12"/>
            </table:table-cell>
            <table:covered-table-cell/>
          </table:table-row>
          <table:table-row table:style-name="TableLine94523848522720">
            <table:table-cell table:style-name="Table3.A1" table:number-columns-spanned="2" office:value-type="string">
              <text:p text:style-name="Table_20_Contents_20_Title">LED 5 mm</text:p>
            </table:table-cell>
            <table:covered-table-cell/>
          </table:table-row>
          <table:table-row table:style-name="TableLine9452384851579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<text:span text:style-name="T24">1x </text:span>RGB</text:p>
            </table:table-cell>
          </table:table-row>
          <table:table-row table:style-name="TableLine94523945693008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<text:span text:style-name="T24">2x </text:span>b<text:span text:style-name="T8">lau</text:span></text:p>
            </table:table-cell>
          </table:table-row>
          <table:table-row table:style-name="TableLine9452385994939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22"><text:span text:style-name="T24">2x </text:span>rot</text:p>
            </table:table-cell>
          </table:table-row>
          <table:table-row table:style-name="TableLine94523944238928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22"><text:span text:style-name="T24">2x </text:span>gelb</text:p>
            </table:table-cell>
          </table:table-row>
          <table:table-row table:style-name="TableLine94523945457840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22"><text:span text:style-name="T24">2x </text:span>grün</text:p>
            </table:table-cell>
          </table:table-row>
          <table:table-row table:style-name="TableLine9452394494963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Table_20_Contents"><text:span text:style-name="T24">2x </text:span><text:span text:style-name="T13">w</text:span><text:span text:style-name="T8">eiß</text:span></text:p>
            </table:table-cell>
          </table:table-row>
          <table:table-row table:style-name="TableLine94523945716448">
            <table:table-cell table:style-name="Table3.A1" table:number-columns-spanned="2" office:value-type="string">
              <text:p text:style-name="P14"/>
            </table:table-cell>
            <table:covered-table-cell/>
          </table:table-row>
          <table:table-row table:style-name="TableLine94523945716448">
            <table:table-cell table:style-name="Table3.A1" table:number-columns-spanned="2" office:value-type="string">
              <text:p text:style-name="P14">Sensoren:</text:p>
            </table:table-cell>
            <table:covered-table-cell/>
          </table:table-row>
          <table:table-row table:style-name="TableLine94523882169840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3">Ultraschall (<text:span text:style-name="T24">HCSR04</text:span>)</text:p>
            </table:table-cell>
          </table:table-row>
          <table:table-row table:style-name="TableLine9452383788931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3"><text:span text:style-name="T24">Beschleunigungssensor (</text:span>GY-521<text:span text:style-name="T24">)</text:span></text:p>
            </table:table-cell>
          </table:table-row>
          <table:table-row table:style-name="TableLine94523944994032">
            <table:table-cell table:style-name="Table3.A1" office:value-type="string">
              <text:p text:style-name="Table_20_Contents_20_Right"/>
            </table:table-cell>
            <table:table-cell table:style-name="Table3.A1" office:value-type="string">
              <text:p text:style-name="P15"/>
            </table:table-cell>
          </table:table-row>
        </table:table>
      </text:section>
      <text:p text:style-name="P8"/>
      <text:h text:style-name="Heading_20_2" text:outline-level="2">Hinweise</text:h>
      <text:p text:style-name="P21">Achtung!</text:p>
      <text:p text:style-name="P19">Damit der <text:span text:style-name="T26">HelTec ESP32</text:span> nicht zerstört wird, gilt es folgende m<text:span text:style-name="T5">aximale</text:span>n<text:span text:style-name="T5"> Ströme und Spannungen </text:span><text:span text:style-name="T16">unbedingt</text:span> einzuhalten:</text:p>
      <text:p text:style-name="P32"><text:span text:style-name="T11">●</text:span><text:span text:style-name="T9"> </text:span><text:span text:style-name="T20">Maximal </text:span><text:span text:style-name="T19">12</text:span><text:span text:style-name="T20"> mA pro Pin!</text:span></text:p>
      <text:p text:style-name="P33"><text:span text:style-name="T5"><text:tab/></text:span><text:span text:style-name="T15">D.h.: b</text:span><text:span text:style-name="T5">ei roter LED mindestens (&gt; </text:span><text:span text:style-name="T27">142</text:span><text:span text:style-name="T5"> Ohm) </text:span><text:span text:style-name="T22">220</text:span><text:span text:style-name="T20"> Ohm </text:span><text:span text:style-name="T21">Vorw</text:span><text:span text:style-name="T20">iderstand</text:span><text:span text:style-name="T23">.</text:span></text:p>
      <text:p text:style-name="P16"><text:tab/><text:tab/><text:span text:style-name="T15">Farbcode:<text:tab/>4 Ringe: </text:span><text:span text:style-name="T27">rot</text:span> <text:span text:style-name="T27">rot</text:span> braun silber / gold,</text:p>
      <text:p text:style-name="P18"><text:tab/><text:tab/><text:tab/>5 Ringe: <text:span text:style-name="T27">rot</text:span> <text:span text:style-name="T27">rot</text:span> schwarz schwarz braun.</text:p>
      <text:p text:style-name="P17"><text:span text:style-name="T11">●</text:span><text:span text:style-name="T9"> </text:span><text:span text:style-name="T17">Auf keinem Fall</text:span><text:span text:style-name="T15"> dürfen a</text:span>n <text:span text:style-name="T15">einem </text:span>Pin <text:span text:style-name="T16">mehr als 3,3 V</text:span> angelegt werden!</text:p>
      <text:p text:style-name="P16"/>
      <text:p text:style-name="P34">Sollte noch kein Magnet-Kabel dem Set beiliegen:</text:p>
      <text:p text:style-name="P16"><text:span text:style-name="T27">d</text:span>er Micro-USB-Anschluss hat eine <text:span text:style-name="T19">geringe mechanische Belastbarkeit</text:span>, aber der Hebelarm des Steckers ist groß. Der USB-Anschluss kann mit Kraft von der Platine gelöst werden.</text:p>
      <text:p text:style-name="P16">Bitte bringen Sie <text:span text:style-name="T19">keine Kraft quer zum Stecker </text:span>auf und <text:span text:style-name="T19">stecken Sie sorgfältig und gerade ein</text:span>!</text:p>
      <text:p text:style-name="P34"/>
      <text:p text:style-name="P16"/>
      <text:p text:style-name="P16"/>
      <text:p text:style-name="P16"/>
      <text:p text:style-name="P16"/>
      <text:h text:style-name="Heading_20_2" text:outline-level="2"><text:soft-page-break/>Schülerliste</text:h>
      <text:p text:style-name="P20">Ich habe das vollständige Set erhalten und die Hinweise zum Betrieb des <text:span text:style-name="T25">HelTec ESP32 V2</text:span> gelesen und zur Kenntnis genommen.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523848537200">
          <table:table-cell table:style-name="Table1.A1" office:value-type="string">
            <text:p text:style-name="Table_20_Contents_20_Title"/>
          </table:table-cell>
          <table:table-cell table:style-name="Table1.A1" office:value-type="string">
            <text:p text:style-name="Table_20_Contents_20_Title">Name</text:p>
          </table:table-cell>
          <table:table-cell table:style-name="Table1.A1" office:value-type="string">
            <text:p text:style-name="Table_20_Contents_20_Title">Vorname</text:p>
          </table:table-cell>
          <table:table-cell table:style-name="Table1.A1" office:value-type="string">
            <text:p text:style-name="Table_20_Contents_20_Title">Klasse</text:p>
          </table:table-cell>
          <table:table-cell table:style-name="Table1.E1" office:value-type="string">
            <text:p text:style-name="Table_20_Contents_20_Title">Datum / Unterschrift</text:p>
          </table:table-cell>
        </table:table-row>
        <table:table-row table:style-name="TableLine94523848621616"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542368"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546256"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22272"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497872"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498912"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27712"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28800">
          <table:table-cell table:style-name="Table1.A2" office:value-type="string">
            <text:p text:style-name="P28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497296">
          <table:table-cell table:style-name="Table1.A2" office:value-type="string">
            <text:p text:style-name="P28">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0624">
          <table:table-cell table:style-name="Table1.A2" office:value-type="string">
            <text:p text:style-name="P28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1712">
          <table:table-cell table:style-name="Table1.A2" office:value-type="string">
            <text:p text:style-name="P28">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2800">
          <table:table-cell table:style-name="Table1.A2" office:value-type="string">
            <text:p text:style-name="P28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3888">
          <table:table-cell table:style-name="Table1.A2" office:value-type="string">
            <text:p text:style-name="P28">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4976">
          <table:table-cell table:style-name="Table1.A2" office:value-type="string">
            <text:p text:style-name="P28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6064">
          <table:table-cell table:style-name="Table1.A2" office:value-type="string">
            <text:p text:style-name="P28">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7152">
          <table:table-cell table:style-name="Table1.A2" office:value-type="string">
            <text:p text:style-name="P28">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8512">
          <table:table-cell table:style-name="Table1.A2" office:value-type="string">
            <text:p text:style-name="P28">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39600">
          <table:table-cell table:style-name="Table1.A2" office:value-type="string">
            <text:p text:style-name="P28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40688">
          <table:table-cell table:style-name="Table1.A2" office:value-type="string">
            <text:p text:style-name="P28">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41776">
          <table:table-cell table:style-name="Table1.A2" office:value-type="string">
            <text:p text:style-name="P28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523848642864">
          <table:table-cell table:style-name="Table1.A2" office:value-type="string">
            <text:p text:style-name="P28">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Bold" style:font-family-generic="swiss" style:font-pitch="variable"/>
    <style:font-face style:name="Arial5" svg:font-family="Arial" style:font-adornments="Negreta" style:font-family-generic="swiss" style:font-pitch="variable"/>
    <style:font-face style:name="CMU Serif" svg:font-family="'CMU Serif'" style:font-adornments="Roman" style:font-family-generic="roman" style:font-pitch="variable"/>
    <style:font-face style:name="Cumberland AMT" svg:font-family="'Cumberland AMT'" style:font-family-generic="modern" style:font-pitch="fixed"/>
    <style:font-face style:name="Lucidasans" svg:font-family="Lucidasans" style:font-pitch="variable"/>
    <style:font-face style:name="Lucidasans1" svg:font-family="Lucidasans"/>
    <style:font-face style:name="StarSymbol" svg:font-family="StarSymbol" style:font-charset="x-symbol"/>
    <style:font-face style:name="Thorndale AMT" svg:font-family="'Thorndale AMT'" style:font-family-generic="roman" style:font-pitch="variable"/>
    <style:font-face style:name="Times" svg:font-family="Times" style:font-family-generic="swiss" style:font-pitch="variable"/>
    <style:font-face style:name="Times1" svg:font-family="Time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 Unicode MS" fo:font-size="12pt" fo:language="de" fo:country="DE" style:font-name-asian="Arial Unicode M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 Unicode MS" fo:font-size="12pt" fo:language="de" fo:country="DE" style:font-name-asian="Arial Unicode M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>
        <style:tab-stops>
          <style:tab-stop style:position="0.988cm" style:type="char" style:char=","/>
          <style:tab-stop style:position="17.501cm" style:type="right"/>
        </style:tab-stops>
      </style:paragraph-properties>
      <style:text-properties style:font-name="Arial1" fo:font-family="Arial" style:font-family-generic="swiss" style:font-pitch="variable" fo:font-size="12pt" style:text-underline-style="none"/>
    </style:style>
    <style:style style:name="Text_20_body" style:display-name="Text body" style:family="paragraph" style:parent-style-name="Standard" style:auto-update="true" style:class="text" style:master-page-name="">
      <style:paragraph-properties fo:margin-left="-0.018cm" fo:margin-right="0cm" fo:margin-top="0cm" fo:margin-bottom="0.109cm" style:contextual-spacing="false" fo:text-align="start" style:justify-single-word="false" fo:text-indent="0cm" style:auto-text-indent="false" style:page-number="auto" style:shadow="none">
        <style:tab-stops>
          <style:tab-stop style:position="0.827cm"/>
          <style:tab-stop style:position="1.826cm"/>
          <style:tab-stop style:position="3.912cm"/>
          <style:tab-stop style:position="15.928cm"/>
        </style:tab-stops>
      </style:paragraph-properties>
      <style:text-properties fo:font-size="12pt" fo:font-weight="normal" style:font-weight-asian="bold" style:font-weight-complex="bold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line-height="100%" style:page-number="auto" fo:keep-with-next="always"/>
      <style:text-properties style:font-name="Arial2" fo:font-family="Arial" style:font-style-name="Regular" style:font-family-generic="swiss" style:font-pitch="variable" fo:font-size="11pt" style:font-name-asian="Arial Unicode MS2" style:font-family-asian="'Arial Unicode MS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09cm" style:contextual-spacing="false"/>
      <style:text-properties fo:font-size="14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loext:graphic-properties draw:fill="none" draw:fill-color="#99ccff"/>
      <style:paragraph-properties fo:margin-left="0cm" fo:margin-right="0cm" fo:margin-top="0.4cm" fo:margin-bottom="0.3cm" style:contextual-spacing="false" fo:text-indent="0cm" style:auto-text-indent="false" fo:background-color="transparent" style:shadow="none" text:number-lines="false" text:line-number="0">
        <style:tab-stops/>
      </style:paragraph-properties>
      <style:text-properties fo:font-size="11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-0.101cm" fo:margin-right="0cm" fo:margin-top="0.42cm" fo:margin-bottom="0.109cm" style:contextual-spacing="false" fo:text-indent="0cm" style:auto-text-indent="false"/>
      <style:text-properties fo:font-size="12pt" fo:font-weight="bold" style:font-size-asian="11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top="0.42cm" fo:margin-bottom="0.049cm" style:contextual-spacing="false"/>
      <style:text-properties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horndale AMT" fo:font-family="'Thorndale AMT'" style:font-family-generic="roman" style:font-pitch="variable" fo:font-size="10pt" fo:font-weight="bold" style:font-name-asian="Arial Unicode MS2" style:font-family-asian="'Arial Unicode MS'" style:font-pitch-asian="variable" style:font-size-asian="10pt" style:font-weight-asian="bold" style:font-name-complex="Lucidasans" style:font-family-complex="Lucidasans" style:font-pitch-complex="variable" style:font-size-complex="10pt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top="0.42cm" fo:margin-bottom="0.109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 Unicode MS" fo:font-family="'Arial Unicode MS'" style:font-name-complex="Lucidasans1" style:font-family-complex="Lucidasans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auto-update="true" style:class="extra" style:master-page-name="">
      <style:paragraph-properties fo:margin-left="0.101cm" fo:margin-right="0.101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Table_20_Contents" style:auto-update="true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 text:number-lines="false" text:line-number="0"/>
      <style:text-properties fo:font-size="11pt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8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9pt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Numbering_20_1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erninhalte" style:family="paragraph" style:parent-style-name="Table_20_Contents" style:auto-update="true" style:class="extra" style:master-page-name="">
      <loext:graphic-properties draw:fill="none" draw:fill-color="#99ccff"/>
      <style:paragraph-properties fo:margin-left="1.12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11pt"/>
    </style:style>
    <style:style style:name="Lerninhalte_20_Zeitraum_20_Wochen" style:display-name="Lerninhalte Zeitraum Wochen" style:family="paragraph" style:parent-style-name="Lerninhalte_20_Zeitraum_20_Monat" style:next-style-name="Table_20_Contents">
      <style:text-properties fo:font-style="normal" fo:font-weight="normal"/>
    </style:style>
    <style:style style:name="Lerninhalte_20_Zeitraum_20_Monat" style:display-name="Lerninhalte Zeitraum Monat" style:family="paragraph" style:parent-style-name="Lerninhalte" style:next-style-name="Lerninhalte_20_Zeitraum_20_Wochen">
      <style:text-properties fo:font-weight="bold"/>
    </style:style>
    <style:style style:name="Lerninhalte_20_Heading" style:display-name="Lerninhalte Heading" style:family="paragraph" style:parent-style-name="Lerninhalte" style:next-style-name="Lerninhalte">
      <style:paragraph-properties fo:margin-left="0.12cm" fo:margin-right="0cm" fo:margin-top="0cm" fo:margin-bottom="0cm" style:contextual-spacing="false" fo:text-indent="0cm" style:auto-text-indent="false"/>
      <style:text-properties fo:font-weight="bold"/>
    </style:style>
    <style:style style:name="Definition_20_Body" style:display-name="Definition Body" style:family="paragraph" style:parent-style-name="Text_20_body">
      <style:paragraph-properties fo:margin-top="0cm" fo:margin-bottom="0.51cm" style:contextual-spacing="false"/>
      <style:text-properties fo:font-style="italic"/>
    </style:style>
    <style:style style:name="heading_20_2" style:display-name="heading 2" style:family="paragraph" style:parent-style-name="Heading" style:next-style-name="Text_20_body">
      <style:paragraph-properties fo:margin-top="0.42cm" fo:margin-bottom="0.409cm" style:contextual-spacing="false"/>
      <style:text-properties fo:font-size="13pt" fo:font-weight="bold" style:font-style-complex="italic" style:font-weight-complex="bold"/>
    </style:style>
    <style:style style:name="Table_20_Permutationen_20_S3" style:display-name="Table Permutationen S3" style:family="paragraph" style:parent-style-name="Text_20_body" style:auto-update="true"/>
    <style:style style:name="Zugelassene_20_Hilfsmittel" style:display-name="Zugelassene Hilfsmittel" style:family="paragraph" style:parent-style-name="Standard">
      <style:paragraph-properties fo:margin-top="0cm" fo:margin-bottom="0cm" style:contextual-spacing="false">
        <style:tab-stops>
          <style:tab-stop style:position="4.136cm"/>
        </style:tab-stops>
      </style:paragraph-properties>
      <style:text-properties style:font-name="Arial Unicode MS1" fo:font-family="'Arial Unicode M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Heading_20_Date_20_etc" style:display-name="Heading Date etc" style:family="paragraph" style:parent-style-name="Zugelassene_20_Hilfsmittel" style:class="text">
      <style:paragraph-properties fo:margin-left="-0.026cm" fo:margin-right="0cm" fo:margin-top="0.101cm" fo:margin-bottom="0cm" style:contextual-spacing="false" fo:line-height="100%" fo:text-align="start" style:justify-single-word="false" fo:text-indent="0cm" style:auto-text-indent="false" style:shadow="none">
        <style:tab-stops>
          <style:tab-stop style:position="4.41cm"/>
        </style:tab-stops>
      </style:paragraph-properties>
      <style:text-properties style:font-name="Arial1" fo:font-family="Arial" style:font-family-generic="swiss" style:font-pitch="variable" fo:font-size="10pt" fo:font-style="normal" style:font-size-asian="10pt" style:font-size-complex="10pt"/>
    </style:style>
    <style:style style:name="Table_20_Difficult" style:display-name="Table Difficult" style:family="paragraph" style:parent-style-name="Table_20_Contents"/>
    <style:style style:name="Lösung-01" style:family="paragraph" style:parent-style-name="Standard" style:auto-update="true">
      <style:paragraph-properties fo:margin-left="0.75cm" fo:margin-right="0cm" fo:margin-top="0cm" fo:margin-bottom="0cm" style:contextual-spacing="false" fo:text-indent="0.03cm" style:auto-text-indent="false">
        <style:tab-stops>
          <style:tab-stop style:position="11.827cm"/>
        </style:tab-stops>
      </style:paragraph-properties>
      <style:text-properties fo:font-size="11pt"/>
    </style:style>
    <style:style style:name="BE" style:family="paragraph" style:parent-style-name="Text_20_body" style:auto-update="true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Heading-Schulaufgabe" style:family="paragraph" style:parent-style-name="Standard" style:class="extra">
      <style:paragraph-properties fo:margin-left="1.401cm" fo:margin-right="0cm" fo:margin-top="0cm" fo:margin-bottom="0cm" style:contextual-spacing="false" fo:line-height="100%" fo:text-indent="-1.402cm" style:auto-text-indent="false" style:text-autospace="none">
        <style:tab-stops>
          <style:tab-stop style:position="17cm" style:type="right"/>
        </style:tab-stops>
      </style:paragraph-properties>
    </style:style>
    <style:style style:name="BE-Zeile" style:family="paragraph" style:parent-style-name="Standard">
      <style:paragraph-properties fo:margin-left="0.494cm" fo:margin-right="0cm" fo:margin-top="0cm" fo:margin-bottom="0cm" style:contextual-spacing="false" fo:line-height="100%" fo:text-indent="0cm" style:auto-text-indent="false"/>
    </style:style>
    <style:style style:name="Bitte_20_Wenden" style:display-name="Bitte Wenden" style:family="paragraph" style:paren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1.826cm"/>
          <style:tab-stop style:position="17.018cm" style:type="right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Numbering_20_Heading_20_1" style:display-name="Numbering Heading 1" style:family="paragraph" style:parent-style-name="Heading_20_1" style:default-outline-level="" style:list-style-name="Numbering_20_2">
      <style:paragraph-properties fo:margin-left="0.018cm" fo:margin-right="0cm" fo:margin-top="0.101cm" fo:margin-bottom="0.101cm" style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Viel_20_Glück" style:display-name="Viel Glück" style:family="paragraph" style:parent-style-name="Text_20_body"/>
    <style:style style:name="Numbering_20_Heading_20_2" style:display-name="Numbering Heading 2" style:family="paragraph" style:parent-style-name="Heading_20_2" style:auto-update="true" style:default-outline-level="" style:list-style-name="Numbering_20_2">
      <style:paragraph-properties fo:margin-left="0cm" fo:margin-right="0cm" fo:margin-top="0cm" fo:margin-bottom="0cm" style:contextual-spacing="false" fo:text-indent="0cm" style:auto-text-indent="false"/>
      <style:text-properties fo:font-size="11pt" fo:font-weight="normal" style:font-weight-asian="normal" style:font-weight-complex="normal"/>
    </style:style>
    <style:style style:name="Tabel_20_Content_20_Image" style:display-name="Tabel Content Image" style:family="paragraph" style:parent-style-name="Standard" style:auto-update="true">
      <style:paragraph-properties fo:margin-left="0cm" fo:margin-right="0cm" fo:margin-top="0cm" fo:margin-bottom="0cm" style:contextual-spacing="false" fo:text-align="center" style:justify-single-word="false" fo:text-indent="0cm" style:auto-text-indent="false" style:snap-to-layout-grid="false">
        <style:tab-stops>
          <style:tab-stop style:position="10.617cm" style:type="right"/>
          <style:tab-stop style:position="18.002cm" style:type="right"/>
        </style:tab-stops>
      </style:paragraph-properties>
      <style:text-properties style:font-name="Arial1" fo:font-family="Arial" style:font-family-generic="swiss" style:font-pitch="variable"/>
    </style:style>
    <style:style style:name="Numbering_20_Heading_20_1_20_Spezial" style:display-name="Numbering Heading 1 Spezial" style:family="paragraph" style:parent-style-name="Numbering_20_Heading_20_1" style:auto-update="true">
      <style:paragraph-properties fo:margin-top="0.101cm" fo:margin-bottom="0.101cm" style:contextual-spacing="false"/>
      <style:text-properties fo:font-size="12pt"/>
    </style:style>
    <style:style style:name="Delimiter" style:family="paragraph" style:parent-style-name="Text_20_body" style:auto-update="true">
      <style:text-properties fo:font-size="6pt"/>
    </style:style>
    <style:style style:name="Abb." style:family="paragraph" style:parent-style-name="Caption"/>
    <style:style style:name="AA_20_Delimiter_20_First" style:display-name="AA Delimiter First" style:family="paragraph" style:parent-style-name="Standard">
      <style:paragraph-properties fo:margin-top="0.019cm" fo:margin-bottom="0cm" style:contextual-spacing="false" fo:padding="0cm" fo:border-left="none" fo:border-right="none" fo:border-top="0.06pt solid #666666" fo:border-bottom="none" style:shadow="none"/>
    </style:style>
    <style:style style:name="Textkörper-Einzug_20_2" style:display-name="Textkörper-Einzug 2" style:family="paragraph" style:parent-style-name="Standard">
      <style:paragraph-properties fo:margin-left="1.251cm" fo:margin-right="0cm" fo:margin-top="0cm" fo:margin-bottom="0cm" style:contextual-spacing="false" style:line-height-at-least="0.529cm" fo:text-indent="-1.251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cm" fo:margin-bottom="0cm" style:contextual-spacing="false" style:line-height-at-least="0.529cm" fo:text-indent="-1cm" style:auto-text-indent="false"/>
      <style:text-properties fo:font-size="12pt" style:font-size-asian="12pt"/>
    </style:style>
    <style:style style:name="Default_20_Center" style:display-name="Default Center" style:family="paragraph" style:parent-style-name="Standard" style:auto-update="true">
      <style:paragraph-properties fo:text-align="center" style:justify-single-word="false"/>
    </style:style>
    <style:style style:name="AA_20_Default_20_No_20_Auto" style:display-name="AA Default No Auto" style:family="paragraph" style:parent-style-name="Default_20_Center">
      <style:paragraph-properties fo:text-align="start" style:justify-single-word="false"/>
    </style:style>
    <style:style style:name="AA_20_BE" style:display-name="AA BE" style:family="paragraph" style:parent-style-name="Table_20_Contents">
      <style:paragraph-properties fo:text-align="end" style:justify-single-word="false"/>
      <style:text-properties fo:font-size="11pt"/>
    </style:style>
    <style:style style:name="AA_20_BE_20_No_20_Auto" style:display-name="AA BE No Auto" style:family="paragraph" style:parent-style-name="AA_20_BE">
      <style:paragraph-properties fo:line-height="100%">
        <style:tab-stops>
          <style:tab-stop style:position="3.11cm"/>
          <style:tab-stop style:position="17.027cm" style:type="right"/>
        </style:tab-stops>
      </style:paragraph-properties>
      <style:text-properties style:font-name="Arial1" fo:font-family="Arial" style:font-family-generic="swiss" style:font-pitch="variable"/>
    </style:style>
    <style:style style:name="AA_20_Lösung_20_Titel" style:display-name="AA Lösung Titel" style:family="paragraph" style:parent-style-name="Standard" style:auto-update="true">
      <style:paragraph-properties fo:margin-top="0cm" fo:margin-bottom="0.101cm" style:contextual-spacing="false"/>
      <style:text-properties fo:font-weight="bold"/>
    </style:style>
    <style:style style:name="AA_20_Lösung_20_Subtitle" style:display-name="AA Lösung Subtitle" style:family="paragraph" style:parent-style-name="AA_20_Lösung_20_Titel" style:auto-update="true">
      <style:paragraph-properties fo:margin-top="0.199cm" fo:margin-bottom="0.101cm" style:contextual-spacing="false"/>
      <style:text-properties fo:font-style="italic" fo:font-weight="normal"/>
    </style:style>
    <style:style style:name="AA_20_Lösung" style:display-name="AA Lösung" style:family="paragraph" style:parent-style-name="Standard" style:class="extra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>
        <style:tab-stops>
          <style:tab-stop style:position="1.799cm"/>
          <style:tab-stop style:position="16.379cm" style:type="right"/>
        </style:tab-stops>
      </style:paragraph-properties>
    </style:style>
    <style:style style:name="AA_20_Lösung_20_Para_20_Big_20_Space" style:display-name="AA Lösung Para Big Space" style:family="paragraph" style:parent-style-name="AA_20_Lösung">
      <style:paragraph-properties fo:margin-top="0.3cm" fo:margin-bottom="0.101cm" style:contextual-spacing="false"/>
    </style:style>
    <style:style style:name="Table_20_Cencter" style:display-name="Table Cencter" style:family="paragraph" style:parent-style-name="Table_20_Contents">
      <style:paragraph-properties fo:text-align="center" style:justify-single-word="false"/>
    </style:style>
    <style:style style:name="AA_20_Table_20_Vorzeichenwechsel" style:display-name="AA Table Vorzeichenwechsel" style:family="paragraph" style:parent-style-name="Standard">
      <style:paragraph-properties fo:text-align="center" style:justify-single-word="false"/>
      <style:text-properties fo:font-size="9pt" fo:font-style="italic"/>
    </style:style>
    <style:style style:name="Table_20_Center_20_Graph" style:display-name="Table Center Graph" style:family="paragraph" style:parent-style-name="Table_20_Cencter">
      <style:paragraph-properties fo:margin-top="0cm" fo:margin-bottom="0cm" style:contextual-spacing="false"/>
      <style:text-properties fo:font-size="14pt"/>
    </style:style>
    <style:style style:name="Heading_20_Definition" style:display-name="Heading Definition" style:family="paragraph" style:parent-style-name="Heading_20_9" style:next-style-name="Text_20_body" style:auto-update="true" style:default-outline-level="" style:list-style-name="">
      <style:text-properties fo:font-size="12pt"/>
    </style:style>
    <style:style style:name="AA_20_Header_20_First_20_Para" style:display-name="AA Header First Para" style:family="paragraph" style:next-style-name="Header">
      <style:paragraph-properties fo:margin-top="0.3cm" fo:margin-bottom="0.101cm" style:contextual-spacing="false">
        <style:tab-stops>
          <style:tab-stop style:position="17cm" style:type="right"/>
        </style:tab-stops>
      </style:paragraph-properties>
      <style:text-properties style:font-name="Arial3" fo:font-family="Arial" style:font-style-name="Normal" style:font-family-generic="swiss" style:font-pitch="variable" fo:font-size="8pt"/>
    </style:style>
    <style:style style:name="AA_20_Table_20_Contents_20_Center" style:display-name="AA Table Contents Center" style:family="paragraph" style:parent-style-name="Table_20_Contents">
      <style:paragraph-properties fo:text-align="center" style:justify-single-word="false"/>
    </style:style>
    <style:style style:name="AA_20_Formual_20_Center" style:display-name="AA Formual Center" style:family="paragraph" style:parent-style-name="Standard" style:next-style-name="Text_20_body" style:auto-update="true">
      <style:paragraph-properties fo:text-align="center" style:justify-single-word="false"/>
    </style:style>
    <style:style style:name="AA_20_Anmerkung_20_Title" style:display-name="AA Anmerkung Title" style:family="paragraph" style:parent-style-name="Standard" style:auto-update="true">
      <style:paragraph-properties fo:margin-top="0.3cm" fo:margin-bottom="0.101cm" style:contextual-spacing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Table_20_Title" style:display-name="Table Title" style:family="paragraph" style:parent-style-name="Table_20_Contents" style:auto-update="true">
      <style:paragraph-properties fo:text-align="start" style:justify-single-word="false"/>
      <style:text-properties fo:font-weight="bold"/>
    </style:style>
    <style:style style:name="Table_20_Contents_20_Right" style:display-name="Table Contents Right" style:family="paragraph" style:parent-style-name="Table_20_Contents" style:auto-update="true" style:master-page-name="">
      <style:paragraph-properties fo:text-align="end" style:justify-single-word="false" style:page-number="auto"/>
    </style:style>
    <style:style style:name="Table_20_Contents_20_Title" style:display-name="Table Contents Title" style:family="paragraph" style:parent-style-name="Table_20_Contents" style:auto-update="true" style:master-page-name="">
      <style:paragraph-properties fo:margin-top="0.199cm" fo:margin-bottom="0cm" style:contextual-spacing="false" style:page-number="auto"/>
      <style:text-properties fo:font-weight="bold"/>
    </style:style>
    <style:style style:name="Table_20_Title_20_Right" style:display-name="Table Title Right" style:family="paragraph" style:parent-style-name="Table_20_Title" style:auto-update="true">
      <style:paragraph-properties fo:text-align="end" style:justify-single-word="false"/>
    </style:style>
    <style:style style:name="Table_20_Contents_20_Left" style:display-name="Table Contents Left" style:family="paragraph" style:parent-style-name="Table_20_Contents" style:auto-update="true"/>
    <style:style style:name="Section_20_Cell" style:display-name="Section Cell" style:family="paragraph" style:next-style-name="Standard" style:default-outline-level="1" style:list-style-name="">
      <style:paragraph-properties fo:keep-with-next="always"/>
      <style:text-properties fo:font-size="20pt" fo:font-weight="bold" style:font-size-asian="20pt" style:font-weight-asian="bold"/>
    </style:style>
    <style:style style:name="Subsection_20_Cell" style:display-name="Subsection Cell" style:family="paragraph" style:parent-style-name="Section_20_Cell" style:next-style-name="Standard" style:default-outline-level="2" style:list-style-name="">
      <style:paragraph-properties fo:keep-with-next="always"/>
      <style:text-properties fo:font-size="18pt" fo:font-weight="bold" style:font-size-asian="18pt" style:font-weight-asian="bold"/>
    </style:style>
    <style:style style:name="SubSubsection_20_Cell" style:display-name="SubSubsection Cell" style:family="paragraph" style:parent-style-name="Subsection_20_Cell" style:next-style-name="Standard" style:default-outline-level="3" style:list-style-name="">
      <style:paragraph-properties fo:keep-with-next="always"/>
      <style:text-properties fo:font-size="16pt" fo:font-weight="bold" style:font-size-asian="16pt" style:font-weight-asian="bold"/>
    </style:style>
    <style:style style:name="Heading5_20_Cell" style:display-name="Heading5 Cell" style:family="paragraph" style:parent-style-name="Subsection_20_Cell" style:next-style-name="Standard" style:default-outline-level="4" style:list-style-name="">
      <style:paragraph-properties fo:keep-with-next="always"/>
      <style:text-properties fo:font-size="15pt" fo:font-weight="bold" style:font-size-asian="15pt" style:font-weight-asian="bold"/>
    </style:style>
    <style:style style:name="Heading6_20_Cell" style:display-name="Heading6 Cell" style:family="paragraph" style:parent-style-name="Subsection_20_Cell" style:next-style-name="Standard" style:default-outline-level="5" style:list-style-name="">
      <style:paragraph-properties fo:keep-with-next="always"/>
      <style:text-properties fo:font-size="14pt" fo:font-weight="bold" style:font-size-asian="14pt" style:font-weight-asian="bold"/>
    </style:style>
    <style:style style:name="Title_20_Cell" style:display-name="Title Cell" style:family="paragraph" style:next-style-name="Standard" style:default-outline-level="">
      <style:paragraph-properties fo:keep-with-next="always"/>
      <style:text-properties style:font-name="Times1" fo:font-family="Times" fo:font-size="28pt" fo:font-weight="bold" style:font-size-asian="28pt" style:font-weight-asian="bold"/>
    </style:style>
    <style:style style:name="Math" style:family="paragraph" style:parent-style-name="Standard" style:default-outline-level="">
      <style:paragraph-properties fo:margin-left="1.949cm" fo:margin-right="0cm" fo:text-indent="0cm" style:auto-text-indent="false"/>
    </style:style>
    <style:style style:name="Math_2b_Label" style:display-name="Math+Label" style:family="paragraph" style:parent-style-name="Standard" style:next-style-name="Math" style:default-outline-level="">
      <style:paragraph-properties fo:margin-left="1.949cm" fo:margin-right="0cm" fo:text-indent="-1.949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5" fo:font-family="Arial" style:font-style-name="Negreta" style:font-family-generic="swiss" style:font-pitch="variable" fo:font-weight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style:font-name="Arial4" fo:font-family="Arial" style:font-style-name="Bold" style:font-family-generic="swiss" style:font-pitch="variable" fo:font-size="12pt" fo:font-style="normal" fo:font-weight="bold" style:font-style-asian="italic" style:font-style-complex="italic"/>
    </style:style>
    <style:style style:name="Exampl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Definition" style:family="text"/>
    <style:style style:name="Lerninhalte_20_emphasis" style:display-name="Lerninhalte emphasis" style:family="text" style:parent-style-name="Emphasis">
      <style:text-properties fo:font-style="normal" fo:font-weight="bold"/>
    </style:style>
    <style:style style:name="Emphasis_20_Anmerkung" style:display-name="Emphasis Anmerkung" style:family="text" style:parent-style-name="Emphasis">
      <style:text-properties fo:font-size="12pt" fo:font-style="normal" fo:font-weight="bold"/>
    </style:style>
    <style:style style:name="Emphasis_20_Motivation" style:display-name="Emphasis Motivation" style:family="text" style:parent-style-name="Emphasis">
      <style:text-properties fo:font-size="10pt" fo:font-style="normal" fo:font-weight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Emphasis_20_Definition" style:display-name="Emphasis Definition" style:family="text" style:parent-style-name="Emphasis">
      <style:text-properties fo:font-style="italic" fo:font-weight="bold"/>
    </style:style>
    <style:style style:name="Delimiter_20_Title" style:display-name="Delimiter Title" style:family="text">
      <style:text-properties style:font-name="Arial1" fo:font-family="Arial" style:font-family-generic="swiss" style:font-pitch="variable" fo:font-size="11pt" fo:font-weight="normal" style:font-size-asian="11pt" style:font-weight-asian="bold" style:font-size-complex="11pt" style:font-weight-complex="bold"/>
    </style:style>
    <style:style style:name="AAA_20_BE_20_red" style:display-name="AAA BE red" style:family="text">
      <style:text-properties fo:color="#ff0000" loext:opacity="100%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style:auto-update="true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99ccff" style:shadow="none" draw:shadow-opacity="100%">
        <style:columns fo:column-count="1" fo:column-gap="0cm"/>
      </style:graphic-properties>
    </style:style>
    <style:style style:name="Formula_20_important" style:display-name="Formula important" style:family="graphic" style:parent-style-name="Formula">
      <style:graphic-properties text:anchor-type="as-char" svg:y="0cm" fo:margin-left="0cm" fo:margin-right="0cm" fo:margin-top="0cm" fo:margin-bottom="0cm" style:vertical-pos="middle" style:vertical-rel="text" fo:background-color="#ffffcc" style:background-transparency="0%" draw:fill="solid" draw:fill-color="#ffffcc" draw:opacity="100%" fo:padding="0.049cm" fo:border="0.51pt solid #000000" style:shadow="none" draw:shadow-opacity="100%"/>
    </style:style>
    <style:style style:name="Formula_20_impotant_20_grey" style:display-name="Formula impotant grey" style:family="graphic" style:parent-style-name="Formula_20_important">
      <style:graphic-properties fo:background-color="#e6e6ff" style:background-transparency="0%" draw:fill="solid" draw:fill-color="#e6e6ff" draw:opacity="100%"/>
    </style:style>
    <text:outline-style style:name="Outline">
      <text:outline-level-style text:level="1" loext:num-list-format="%1%." style:num-suffix="." style:num-format="1">
        <style:list-level-properties text:min-label-distance="0.381cm"/>
      </text:outline-level-style>
      <text:outline-level-style text:level="2" text:style-name="Numbering_20_Symbols" loext:num-list-format="%2%." style:num-suffix="." style:num-format="1">
        <style:list-level-properties text:min-label-width="0.25cm" text:min-label-distance="0.25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space-before="-0.15cm" text:min-label-width="0.499cm"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min-label-width="0.499cm" text:min-label-distance="0.1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min-label-width="0.499cm" text:min-label-distance="0.1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min-label-width="0.499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min-label-width="0.499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min-label-width="0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min-label-width="0.499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min-label-width="0.499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min-label-width="0.499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1%.%2%" style:num-format="1" text:display-levels="2">
        <style:list-level-properties/>
      </text:list-level-style-number>
      <text:list-level-style-number text:level="3" text:style-name="Numbering_20_Symbols" loext:num-list-format="%3%." style:num-suffix=".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." style:num-suffix=".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." style:num-suffix=".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." style:num-suffix=".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." style:num-suffix=".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." style:num-suffix=".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." style:num-suffix=".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." style:num-suffix="." style:num-format="1" text:start-value="10">
        <style:list-level-properties text:space-before="14.25cm" text:min-label-width="3.101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loext:num-list-format="%1% " style:num-suffix=" " style:num-format="1">
        <style:list-level-properties text:min-label-width="0.499cm"/>
      </text:list-level-style-number>
      <text:list-level-style-number text:level="2" text:style-name="RTF_5f_Num_20_2_20_2" loext:num-list-format="%1%.%2% " style:num-suffix=" " style:num-format="1" text:display-levels="2">
        <style:list-level-properties text:min-label-width="0.499cm"/>
      </text:list-level-style-number>
      <text:list-level-style-number text:level="3" text:style-name="RTF_5f_Num_20_2_20_3" loext:num-list-format="%1%.%2%.%3% " style:num-suffix=" " style:num-format="1" text:display-levels="3">
        <style:list-level-properties text:min-label-width="0.499cm"/>
      </text:list-level-style-number>
      <text:list-level-style-number text:level="4" text:style-name="RTF_5f_Num_20_2_20_4" loext:num-list-format="&#9;%1%.%2%.%3%.%4% " style:num-prefix="&#9;" style:num-suffix=" " style:num-format="1" text:display-levels="4">
        <style:list-level-properties text:min-label-width="0.499cm"/>
      </text:list-level-style-number>
      <text:list-level-style-number text:level="5" text:style-name="RTF_5f_Num_20_2_20_5" loext:num-list-format="%1%.%2%.%3%.%4%.%5% " style:num-suffix=" " style:num-format="1" text:display-levels="5">
        <style:list-level-properties text:min-label-width="0.499cm"/>
      </text:list-level-style-number>
      <text:list-level-style-number text:level="6" text:style-name="RTF_5f_Num_20_2_20_6" loext:num-list-format="&#13;%1%.%2%.%3%.%4%.%5%.%6% " style:num-prefix="&#13;" style:num-suffix=" " style:num-format="1" text:display-levels="6">
        <style:list-level-properties text:min-label-width="0.499cm"/>
      </text:list-level-style-number>
      <text:list-level-style-number text:level="7" text:style-name="RTF_5f_Num_20_2_20_7" loext:num-list-format="%1%.%2%.%3%.%4%.%5%.%6%.%7% " style:num-suffix=" " style:num-format="1" text:display-levels="7">
        <style:list-level-properties text:min-label-width="0.499cm"/>
      </text:list-level-style-number>
      <text:list-level-style-number text:level="8" text:style-name="RTF_5f_Num_20_2_20_8" loext:num-list-format="%1%.%2%.%3%.%4%.%5%.%6%.%7%.%8% " style:num-suffix=" " style:num-format="1" text:display-levels="8">
        <style:list-level-properties text:min-label-width="0.499cm"/>
      </text:list-level-style-number>
      <text:list-level-style-number text:level="9" text:style-name="RTF_5f_Num_20_2_20_9" loext:num-list-format="%1%.%2%.%3%.%4%.%5%.%6%.%7%.%8%.%9% " style:num-suffix=" " style:num-format="1" text:display-levels="9">
        <style:list-level-properties text:min-label-width="0.499cm"/>
      </text:list-level-style-number>
      <text:list-level-style-number text:level="10" text:style-name="RTF_5f_Num_20_2_20_10" loext:num-list-format="%1%.%2%.%3%.%4%.%5%.%6%.%7%.%8%.%9%.%10% " style:num-suffix=" " style:num-format="1" text:display-levels="10">
        <style:list-level-properties text:min-label-width="0.499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5.715cm" text:min-label-width="0.635cm"/>
      </text:list-level-style-number>
      <text:list-level-style-number text:level="10" text:style-name="RTF_5f_Num_20_3_20_10" loext:num-list-format="%10%.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text:style-name="Numbering_20_Symbols" loext:num-list-format="%1%)" style:num-suffix=")" style:num-format="a" style:num-letter-sync="true">
        <style:list-level-properties text:space-before="0.54cm" text:min-label-width="0.54cm"/>
      </text:list-level-style-number>
      <text:list-level-style-number text:level="2" text:style-name="Numbering_20_Symbols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text:style-name="Numbering_20_Symbols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text:style-name="Numbering_20_Symbols" loext:num-list-format="%4%." style:num-suffix="." style:num-format="1">
        <style:list-level-properties text:space-before="4.445cm" text:min-label-width="0.635cm"/>
      </text:list-level-style-number>
      <text:list-level-style-number text:level="5" text:style-name="Numbering_20_Symbols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text:style-name="Numbering_20_Symbols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635cm"/>
      </text:list-level-style-number>
      <text:list-level-style-number text:level="8" text:style-name="Numbering_20_Symbols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text:style-name="Numbering_20_Symbols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loext:num-list-format="%1%.0" style:num-suffix=".0" style:num-format="1">
        <style:list-level-properties/>
      </text:list-level-style-number>
      <text:list-level-style-number text:level="2" loext:num-list-format="%1%.%2%" style:num-format="1" text:display-levels="2">
        <style:list-level-properties/>
      </text:list-level-style-number>
      <text:list-level-style-number text:level="3" loext:num-list-format="%1%.%2%.%3%" style:num-format="1" text:display-levels="3">
        <style:list-level-properties/>
      </text:list-level-style-number>
      <text:list-level-style-number text:level="4" loext:num-list-format="%1%.%2%.%3%.%4%" style:num-format="1" text:display-levels="4">
        <style:list-level-properties/>
      </text:list-level-style-number>
      <text:list-level-style-number text:level="5" loext:num-list-format="%1%.%2%.%3%.%4%.%5%" style:num-format="1" text:display-levels="5">
        <style:list-level-properties/>
      </text:list-level-style-number>
      <text:list-level-style-number text:level="6" loext:num-list-format="%1%.%2%.%3%.%4%.%5%.%6%" style:num-format="1" text:display-levels="6">
        <style:list-level-properties/>
      </text:list-level-style-number>
      <text:list-level-style-number text:level="7" loext:num-list-format="%1%.%2%.%3%.%4%.%5%.%6%.%7%" style:num-format="1" text:display-levels="7">
        <style:list-level-properties/>
      </text:list-level-style-number>
      <text:list-level-style-number text:level="8" loext:num-list-format="%1%.%2%.%3%.%4%.%5%.%6%.%7%.%8%" style:num-format="1" text:display-levels="8">
        <style:list-level-properties/>
      </text:list-level-style-number>
      <text:list-level-style-number text:level="9" loext:num-list-format="%1%.%2%.%3%.%4%.%5%.%6%.%7%.%8%.%9%" style:num-format="1" text:display-levels="9">
        <style:list-level-properties/>
      </text:list-level-style-number>
      <text:list-level-style-number text:level="10" loext:num-list-format="%10%." style:num-suffix="." style:num-format="1">
        <style:list-level-properties/>
      </text:list-level-style-number>
    </text:list-style>
    <text:list-style style:name="WW8Num16">
      <text:list-level-style-number text:level="1" loext:num-list-format="%1%" style:num-format="1">
        <style:list-level-properties/>
      </text:list-level-style-number>
      <text:list-level-style-number text:level="2" loext:num-list-format="%1%.%2%.0" style:num-suffix=".0" style:num-format="1" text:start-value="4" text:display-levels="2">
        <style:list-level-properties/>
      </text:list-level-style-number>
      <text:list-level-style-number text:level="3" loext:num-list-format="%1%.%2%.%3%" style:num-format="1" text:display-levels="3">
        <style:list-level-properties/>
      </text:list-level-style-number>
      <text:list-level-style-number text:level="4" loext:num-list-format="%1%.%2%.%3%.%4%" style:num-format="1" text:display-levels="4">
        <style:list-level-properties/>
      </text:list-level-style-number>
      <text:list-level-style-number text:level="5" loext:num-list-format="%1%.%2%.%3%.%4%.%5%" style:num-format="1" text:display-levels="5">
        <style:list-level-properties/>
      </text:list-level-style-number>
      <text:list-level-style-number text:level="6" loext:num-list-format="%1%.%2%.%3%.%4%.%5%.%6%" style:num-format="1" text:display-levels="6">
        <style:list-level-properties/>
      </text:list-level-style-number>
      <text:list-level-style-number text:level="7" loext:num-list-format="%1%.%2%.%3%.%4%.%5%.%6%.%7%" style:num-format="1" text:display-levels="7">
        <style:list-level-properties/>
      </text:list-level-style-number>
      <text:list-level-style-number text:level="8" loext:num-list-format="%1%.%2%.%3%.%4%.%5%.%6%.%7%.%8%" style:num-format="1" text:display-levels="8">
        <style:list-level-properties/>
      </text:list-level-style-number>
      <text:list-level-style-number text:level="9" loext:num-list-format="%1%.%2%.%3%.%4%.%5%.%6%.%7%.%8%.%9%" style:num-format="1" text:display-levels="9">
        <style:list-level-properties/>
      </text:list-level-style-number>
      <text:list-level-style-number text:level="10" loext:num-list-format="%10%." style:num-suffix="." style:num-format="1">
        <style:list-level-properties/>
      </text:list-level-style-number>
    </text:list-style>
    <text:list-style style:name="WW8Num3">
      <text:list-level-style-number text:level="1" loext:num-list-format="%1%" style:num-format="1">
        <style:list-level-properties/>
      </text:list-level-style-number>
      <text:list-level-style-number text:level="2" loext:num-list-format="%1%.%2%" style:num-format="1" text:start-value="4" text:display-levels="2">
        <style:list-level-properties/>
      </text:list-level-style-number>
      <text:list-level-style-number text:level="3" loext:num-list-format="%1%.%2%.%3%" style:num-format="1" text:display-levels="3">
        <style:list-level-properties/>
      </text:list-level-style-number>
      <text:list-level-style-number text:level="4" loext:num-list-format="%1%.%2%.%3%.%4%" style:num-format="1" text:display-levels="4">
        <style:list-level-properties/>
      </text:list-level-style-number>
      <text:list-level-style-number text:level="5" loext:num-list-format="%1%.%2%.%3%.%4%.%5%" style:num-format="1" text:display-levels="5">
        <style:list-level-properties/>
      </text:list-level-style-number>
      <text:list-level-style-number text:level="6" loext:num-list-format="%1%.%2%.%3%.%4%.%5%.%6%" style:num-format="1" text:display-levels="6">
        <style:list-level-properties/>
      </text:list-level-style-number>
      <text:list-level-style-number text:level="7" loext:num-list-format="%1%.%2%.%3%.%4%.%5%.%6%.%7%" style:num-format="1" text:display-levels="7">
        <style:list-level-properties/>
      </text:list-level-style-number>
      <text:list-level-style-number text:level="8" loext:num-list-format="%1%.%2%.%3%.%4%.%5%.%6%.%7%.%8%" style:num-format="1" text:display-levels="8">
        <style:list-level-properties/>
      </text:list-level-style-number>
      <text:list-level-style-number text:level="9" loext:num-list-format="%1%.%2%.%3%.%4%.%5%.%6%.%7%.%8%.%9%" style:num-format="1" text:display-levels="9">
        <style:list-level-properties/>
      </text:list-level-style-number>
      <text:list-level-style-number text:level="10" loext:num-list-format="%10%." style:num-suffix="." style:num-format="1">
        <style:list-level-properties/>
      </text:list-level-style-number>
    </text:list-style>
    <text:list-style style:name="WW8Num1">
      <text:list-level-style-number text:level="1" loext:num-list-format="%1%" style:num-format="1">
        <style:list-level-properties/>
      </text:list-level-style-number>
      <text:list-level-style-number text:level="2" loext:num-list-format="%1%.%2%" style:num-format="1" text:start-value="4" text:display-levels="2">
        <style:list-level-properties/>
      </text:list-level-style-number>
      <text:list-level-style-number text:level="3" loext:num-list-format="%1%.%2%.%3%" style:num-format="1" text:start-value="2" text:display-levels="3">
        <style:list-level-properties/>
      </text:list-level-style-number>
      <text:list-level-style-number text:level="4" loext:num-list-format="%1%.%2%.%3%.%4%" style:num-format="1" text:display-levels="4">
        <style:list-level-properties/>
      </text:list-level-style-number>
      <text:list-level-style-number text:level="5" loext:num-list-format="%1%.%2%.%3%.%4%.%5%" style:num-format="1" text:display-levels="5">
        <style:list-level-properties/>
      </text:list-level-style-number>
      <text:list-level-style-number text:level="6" loext:num-list-format="%1%.%2%.%3%.%4%.%5%.%6%" style:num-format="1" text:display-levels="6">
        <style:list-level-properties/>
      </text:list-level-style-number>
      <text:list-level-style-number text:level="7" loext:num-list-format="%1%.%2%.%3%.%4%.%5%.%6%.%7%" style:num-format="1" text:display-levels="7">
        <style:list-level-properties/>
      </text:list-level-style-number>
      <text:list-level-style-number text:level="8" loext:num-list-format="%1%.%2%.%3%.%4%.%5%.%6%.%7%.%8%" style:num-format="1" text:display-levels="8">
        <style:list-level-properties/>
      </text:list-level-style-number>
      <text:list-level-style-number text:level="9" loext:num-list-format="%1%.%2%.%3%.%4%.%5%.%6%.%7%.%8%.%9%" style:num-format="1" text:display-levels="9">
        <style:list-level-properties/>
      </text:list-level-style-number>
      <text:list-level-style-number text:level="10" loext:num-list-format="%10%." style:num-suffix="." style:num-format="1">
        <style:list-level-properties/>
      </text:list-level-style-number>
    </text:list-style>
    <text:list-style style:name="WW8Num2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A_20_Header_20_First_20_Para">
      <style:paragraph-properties fo:margin-left="1.401cm" fo:margin-right="0cm" fo:line-height="100%" fo:text-align="start" style:justify-single-word="false" fo:text-indent="-1.402cm" style:auto-text-indent="false" style:text-autospace="none">
        <style:tab-stops>
          <style:tab-stop style:position="17cm" style:type="right"/>
        </style:tab-stops>
      </style:paragraph-properties>
      <style:text-properties style:font-name="Arial1" fo:font-size="8pt" fo:font-style="normal" fo:font-weight="normal" officeooo:rsid="0000ad22" officeooo:paragraph-rsid="0002b9b7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MP2" style:family="paragraph" style:parent-style-name="Bitte_20_Wenden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</style:style>
    <style:style style:name="MP3" style:family="paragraph" style:parent-style-name="AA_20_Header_20_First_20_Para">
      <style:text-properties style:font-name="Arial1" fo:font-size="8pt" fo:font-style="normal" fo:font-weight="normal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Arial Unicode MS1" officeooo:rsid="000eb385"/>
    </style:style>
    <style:style style:name="MT2" style:family="text">
      <style:text-properties style:font-name="Arial Unicode MS1"/>
    </style:style>
    <style:style style:name="MT3" style:family="text">
      <style:text-properties fo:font-size="12pt" fo:font-weight="normal" style:font-size-asian="12pt" style:font-weight-asian="normal" style:font-size-complex="12pt" style:font-weight-complex="normal"/>
    </style:style>
    <style:style style:name="MT4" style:family="text">
      <style:text-properties style:font-name="Arial Unicode MS1" fo:font-size="12pt" fo:font-weight="normal" style:font-size-asian="12pt" style:font-weight-asian="normal" style:font-size-complex="12pt" style:font-weight-complex="normal"/>
    </style:style>
    <style:style style:name="Mfr1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draw:visible-area-left="0cm" draw:visible-area-top="0cm" draw:visible-area-width="2.798cm" draw:visible-area-height="2.896cm" draw:ole-draw-aspect="1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39cm" fo:margin-bottom="0.584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svg:height="0.907cm" fo:margin-left="0cm" fo:margin-right="0cm" fo:margin-top="0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9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<text:span text:style-name="MT1">Wahlpflichtfach Informatik</text:span><text:span text:style-name="MT2"><text:tab/></text:span><text:span text:style-name="MT2"><text:chapter text:display="number-and-name" text:outline-level="1">Ausgabeliste: HelTec ESP32 V2 Experimentierset</text:chapter></text:span><draw:frame draw:style-name="Mfr1" draw:name="Object35" text:anchor-type="char" svg:x="15.533cm" svg:y="-0.651cm" svg:width="23452.54cm" svg:height="0.041cm" draw:z-index="0"><draw:object-ole xlink:href="./Object 42" xlink:type="simple" xlink:show="embed" xlink:actuate="onLoad"/><draw:image xlink:href="./ObjectReplacements/Object 42" xlink:type="simple" xlink:show="embed" xlink:actuate="onLoad"/></draw:frame></text:p>
      </style:header>
      <style:footer>
        <text:p text:style-name="MP2"><text:span text:style-name="MT2"><text:tab/></text:span><text:tab/><text:span text:style-name="MT3">Seite </text:span><text:span text:style-name="MT3"><text:page-number text:select-page="current">1</text:page-number></text:span><text:span text:style-name="MT3">/</text:span><text:span text:style-name="MT3"><text:page-count>2</text:page-count></text:span></text:p>
      </style:footer>
      <style:footer-left>
        <text:p text:style-name="MP2"><text:span text:style-name="MT4"><text:tab/></text:span><text:span text:style-name="MT3"><text:tab/>Seite </text:span><text:span text:style-name="MT3"><text:page-number text:select-page="current">2</text:page-number></text:span><text:span text:style-name="MT3">/</text:span><text:span text:style-name="MT3"><text:page-count>2</text:page-count></text:span></text:p>
      </style:footer-left>
    </style:master-page>
    <style:master-page style:name="HTML" style:page-layout-name="Mpm2" draw:style-name="Mdp1"/>
    <style:master-page style:name="First_20_Page" style:display-name="First Page" style:page-layout-name="Mpm3" draw:style-name="Mdp2" style:next-style-name="Standard">
      <style:header>
        <text:p text:style-name="MP3"><draw:frame draw:style-name="Mfr2" draw:name="graphics2" text:anchor-type="paragraph" svg:x="-1.933cm" svg:y="-0.704cm" svg:width="1.746cm" svg:height="1.803cm" draw:z-index="0"><draw:image xlink:href="Pictures/100000010000007D00000081DBD0BDBCA1DA27A5.gif" xlink:type="simple" xlink:show="embed" xlink:actuate="onLoad" draw:mime-type="image/gif"/></draw:frame>FOS 12 Technik: Physik</text:p>
      </style:header>
      <style:footer>
        <text:p text:style-name="MP4">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meta:creation-date>2006-09-13T19:04:20</meta:creation-date>
    <dc:date>2022-01-16T17:27:00.934842036</dc:date>
    <meta:print-date>2014-01-28T08:51:56.940471564</meta:print-date>
    <dc:language>de-DE</dc:language>
    <meta:editing-cycles>443</meta:editing-cycles>
    <meta:editing-duration>P9DT13H10M</meta:editing-duration>
    <meta:document-statistic meta:table-count="3" meta:image-count="1" meta:object-count="1" meta:page-count="2" meta:paragraph-count="73" meta:word-count="256" meta:character-count="1495" meta:non-whitespace-character-count="1305"/>
    <meta:user-defined meta:name="Info 1"/>
    <meta:user-defined meta:name="Info 2"/>
    <meta:user-defined meta:name="Info 3"/>
    <meta:user-defined meta:name="Info 4"/>
  </office:meta>
</office:document-meta>
</file>